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6d6e" officeooo:paragraph-rsid="001bdc5d"/>
    </style:style>
    <style:style style:name="P2" style:family="paragraph" style:parent-style-name="Standard">
      <style:text-properties officeooo:rsid="001540e6" officeooo:paragraph-rsid="001540e6"/>
    </style:style>
    <style:style style:name="P3" style:family="paragraph" style:parent-style-name="Standard">
      <style:text-properties officeooo:paragraph-rsid="001540e6"/>
    </style:style>
    <style:style style:name="P4" style:family="paragraph" style:parent-style-name="Standard">
      <style:text-properties officeooo:rsid="001708bc" officeooo:paragraph-rsid="001708bc"/>
    </style:style>
    <style:style style:name="P5" style:family="paragraph" style:parent-style-name="Standard">
      <style:text-properties officeooo:rsid="00189fa4" officeooo:paragraph-rsid="00189fa4"/>
    </style:style>
    <style:style style:name="P6" style:family="paragraph" style:parent-style-name="Standard">
      <style:text-properties officeooo:rsid="00199264" officeooo:paragraph-rsid="00199264"/>
    </style:style>
    <style:style style:name="P7" style:family="paragraph" style:parent-style-name="Standard">
      <style:text-properties officeooo:rsid="001a6d6e" officeooo:paragraph-rsid="001a6d6e"/>
    </style:style>
    <style:style style:name="P8" style:family="paragraph" style:parent-style-name="Standard">
      <style:text-properties officeooo:rsid="001a6d6e" officeooo:paragraph-rsid="001bdc5d"/>
    </style:style>
    <style:style style:name="P9" style:family="paragraph" style:parent-style-name="Standard">
      <style:text-properties officeooo:rsid="001a6d6e" officeooo:paragraph-rsid="001d9c09"/>
    </style:style>
    <style:style style:name="T1" style:family="text">
      <style:text-properties officeooo:rsid="001540e6"/>
    </style:style>
    <style:style style:name="T2" style:family="text">
      <style:text-properties officeooo:rsid="00199264"/>
    </style:style>
    <style:style style:name="T3" style:family="text">
      <style:text-properties officeooo:rsid="001bdc5d"/>
    </style:style>
    <style:style style:name="T4" style:family="text">
      <style:text-properties officeooo:rsid="001d9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$ wget <text:a xlink:type="simple" xlink:href="https://sourceforge.net/projects/boost/files/boost/1.69.0/boost_1_69_0.tar.gz" text:style-name="Internet_20_link" text:visited-style-name="Visited_20_Internet_20_Link">https://sourceforge.net/projects/boost/files/boost/1.69.0/boost_1_69_0.tar.gz</text:a></text:p>
      <text:p text:style-name="P3"><text:span text:style-name="T1">2) $ </text:span>tar -xvf boost_1_69_0.tar.gz</text:p>
      <text:p text:style-name="P2">3) <text:s/>find . -maxdepth 1 -type f | wc -l</text:p>
      <text:p text:style-name="P4">1<text:span text:style-name="T2">8</text:span></text:p>
      <text:p text:style-name="P4">4) $ find . -type f|wc -l</text:p>
      <text:p text:style-name="P4">68431</text:p>
      <text:p text:style-name="P4">5) $ find . -type f -name "*.hpp" -o -name "*.h" | wc -l</text:p>
      <text:p text:style-name="P4">15208</text:p>
      <text:p text:style-name="P5"><text:s/>$ find . -type f -name "*.cpp" | wc -l</text:p>
      <text:p text:style-name="P5">13774</text:p>
      <text:p text:style-name="P5"><text:s/>find . -not -name "*.h" -not -name "*.hpp" -not -name "*.cpp" | wc -l </text:p>
      <text:p text:style-name="P5">45474</text:p>
      <text:p text:style-name="P6">6) find `pwd` -name any.hpp</text:p>
      <text:p text:style-name="P6">/home/tuf15/boost_1_69_0/boost/proto/detail/any.hpp</text:p>
      <text:p text:style-name="P6">/home/tuf15/boost_1_69_0/boost/hana/fwd/any.hpp</text:p>
      <text:p text:style-name="P6">/home/tuf15/boost_1_69_0/boost/hana/any.hpp</text:p>
      <text:p text:style-name="P6">/home/tuf15/boost_1_69_0/boost/xpressive/detail/utility/any.hpp</text:p>
      <text:p text:style-name="P6">/home/tuf15/boost_1_69_0/boost/fusion/algorithm/query/detail/any.hpp</text:p>
      <text:p text:style-name="P6">/home/tuf15/boost_1_69_0/boost/fusion/algorithm/query/any.hpp</text:p>
      <text:p text:style-name="P6">/home/tuf15/boost_1_69_0/boost/fusion/include/any.hpp</text:p>
      <text:p text:style-name="P6">/home/tuf15/boost_1_69_0/boost/any.hpp</text:p>
      <text:p text:style-name="P6">/home/tuf15/boost_1_69_0/boost/type_erasure/any.hpp</text:p>
      <text:p text:style-name="P6">/home/tuf15/boost_1_69_0/boost/spirit/home/support/algorithm/any.hpp</text:p>
      <text:p text:style-name="P6">7) grep -Ril "boost::asio"</text:p>
      <text:p text:style-name="P6">8)sudo apt install libicu-dev</text:p>
      <text:p text:style-name="P6">cd boost_1_69_0/tools/build</text:p>
      <text:p text:style-name="P6">sh bootstrap.sh</text:p>
      <text:p text:style-name="P6">./b2 install —prefix=out</text:p>
      <text:p text:style-name="P7">9)mv out boost-libs</text:p>
      <text:p text:style-name="P7">10) cd</text:p>
      <text:p text:style-name="P7">cd boost_1_69_0/tools/build/boost-libs</text:p>
      <text:p text:style-name="P7"/>
      <text:p text:style-name="P7"><text:span text:style-name="Source_20_Text"><text:span text:style-name="T4">1 variant </text:span></text:span><text:span text:style-name="Source_20_Text">sudo apt install ncdu</text:span></text:p>
      <text:p text:style-name="P8"><text:span text:style-name="Source_20_Text"><text:span text:style-name="T3">ncdu</text:span></text:span></text:p>
      <text:p text:style-name="P8"><text:span text:style-name="Source_20_Text"/></text:p>
      <text:p text:style-name="P9"><text:span text:style-name="Source_20_Text"><text:span text:style-name="T4">2 variant</text:span></text:span></text:p>
      <text:p text:style-name="P1"><text:span text:style-name="Source_20_Text">find . -type f -exec du -h {} +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><text:span text:style-name="T3">11) find . -</text:span></text:span><text:span text:style-name="Source_20_Text"><text:span text:style-name="T4">type f </text:span></text:span><text:span text:style-name="Source_20_Text"><text:span text:style-name="T3">-exec du {} +|sort -rh | head -n 10</text:span></text:span></text:p>
      <text:p text:style-name="P6">292<text:tab/>./bin/bjam</text:p>
      <text:p text:style-name="P6">292<text:tab/>./bin/b2</text:p>
      <text:p text:style-name="P6">84<text:tab/>./share/boost-build/src/tools/msvc.jam</text:p>
      <text:p text:style-name="P6">68<text:tab/>./share/boost-build/src/build/targets.jam</text:p>
      <text:p text:style-name="P6">64<text:tab/>./share/boost-build/src/tools/msvc.py</text:p>
      <text:p text:style-name="P6">64<text:tab/>./share/boost-build/src/build/targets.py</text:p>
      <text:p text:style-name="P6">60<text:tab/>./share/boost-build/src/build/project.py</text:p>
      <text:p text:style-name="P6">56<text:tab/>./share/boost-build/src/tools/gcc.jam</text:p>
      <text:p text:style-name="P6">48<text:tab/>./share/boost-build/src/build/project.jam</text:p>
      <text:p text:style-name="P6">48<text:tab/>./share/boost-build/src/build/generators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8:08:57.723485630</meta:creation-date>
    <dc:date>2023-03-05T20:53:53.338262023</dc:date>
    <meta:editing-duration>PT13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6" meta:word-count="158" meta:character-count="1621" meta:non-whitespace-character-count="1505"/>
  </office:meta>
</office:document-meta>
</file>